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118.7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vince/State</text:p>
          </table:table-cell>
          <table:table-cell office:value-type="string" calcext:value-type="string">
            <text:p>Country/Region</text:p>
          </table:table-cell>
          <table:table-cell table:style-name="Default" office:value-type="string" calcext:value-type="string">
            <text:p>ClosureDate</text:p>
          </table:table-cell>
          <table:table-cell office:value-type="string" calcext:value-type="string">
            <text:p>WhiteList</text:p>
          </table:table-cell>
          <table:table-cell office:value-type="string" calcext:value-type="string">
            <text:p>BlackLis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Brunei</text:p>
          </table:table-cell>
          <table:table-cell office:value-type="string" calcext:value-type="string">
            <text:p>3/2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3/28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/2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3/22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office:value-type="string" calcext:value-type="string">
            <text:p>4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string" calcext:value-type="string">
            <text:p>3/12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os</text:p>
          </table:table-cell>
          <table:table-cell office:value-type="string" calcext:value-type="string">
            <text:p>5/3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a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office:value-type="string" calcext:value-type="string">
            <text:p>3/1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rma</text:p>
          </table:table-cell>
          <table:table-cell office:value-type="string" calcext:value-type="string">
            <text:p>4/3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 office:value-type="string" calcext:value-type="string">
            <text:p>4/3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 office:value-type="string" calcext:value-type="string">
            <text:p>3/2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office:value-type="string" calcext:value-type="string">
            <text:p>3/23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 office:value-type="string" calcext:value-type="string">
            <text:p>4/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iwan*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office:value-type="string" calcext:value-type="string">
            <text:p>3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kmenistan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ited Arab Emirates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etnam</text:p>
          </table:table-cell>
          <table:table-cell office:value-type="string" calcext:value-type="string">
            <text:p>3/22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geria</text:p>
          </table:table-cell>
          <table:table-cell office:value-type="string" calcext:value-type="string">
            <text:p>4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pe Verde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go (Brazzaville)</text:p>
          </table:table-cell>
          <table:table-cell office:value-type="string" calcext:value-type="string">
            <text:p>3/2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go (Kinshasa)</text:p>
          </table:table-cell>
          <table:table-cell office:value-type="string" calcext:value-type="string">
            <text:p>3/2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mbia</text:p>
          </table:table-cell>
          <table:table-cell office:value-type="string" calcext:value-type="string">
            <text:p>4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4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 office:value-type="string" calcext:value-type="string">
            <text:p>4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 office:value-type="string" calcext:value-type="string">
            <text:p>4/23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 office:value-type="string" calcext:value-type="string">
            <text:p>3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ychelles</text:p>
          </table:table-cell>
          <table:table-cell office:value-type="string" calcext:value-type="string">
            <text:p>3/3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3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 office:value-type="string" calcext:value-type="string">
            <text:p>4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4/4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3/3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3/18/20</text:p>
          </table:table-cell>
          <table:table-cell table:number-columns-repeated="2"/>
          <table:table-cell office:value-type="string" calcext:value-type="string">
            <text:p>Did close to non-Americans on 3/16/20 but total closure on 3/18/20</text:p>
          </table:table-cell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4/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3/2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3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4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3/2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3/1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5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3/1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4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string" calcext:value-type="string">
            <text:p>3/1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office:value-type="string" calcext:value-type="string">
            <text:p>4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4/1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echi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3/1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3/17/20</text:p>
          </table:table-cell>
          <table:table-cell office:value-type="string" calcext:value-type="string">
            <text:p>EU|Switzerland|United Kingd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4/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3/17/20</text:p>
          </table:table-cell>
          <table:table-cell office:value-type="string" calcext:value-type="string">
            <text:p>EU|Switzerland|United Kingd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3/2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3/2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3/22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string" calcext:value-type="string">
            <text:p>3/13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zerbaijan</text:p>
          </table:table-cell>
          <table:table-cell office:value-type="string" calcext:value-type="string">
            <text:p>3/23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menia</text:p>
          </table:table-cell>
          <table:table-cell office:value-type="string" calcext:value-type="string">
            <text:p>4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string" calcext:value-type="string">
            <text:p>3/22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3/2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th Macedoni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ssia</text:p>
          </table:table-cell>
          <table:table-cell office:value-type="string" calcext:value-type="string">
            <text:p>3/1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3/2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shall Islands</text:p>
          </table:table-cell>
          <table:table-cell office:value-type="string" calcext:value-type="string">
            <text:p>5/5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table:style-name="Default"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ji</text:p>
          </table:table-cell>
          <table:table-cell table:style-name="Default"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valu</text:p>
          </table:table-cell>
          <table:table-cell table:style-name="Default" office:value-type="string" calcext:value-type="string">
            <text:p>3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nuatu</text:p>
          </table:table-cell>
          <table:table-cell table:style-name="Default"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 table:style-name="Default" office:value-type="string" calcext:value-type="string">
            <text:p>3/19/20</text:p>
          </table:table-cell>
          <table:table-cell/>
          <table:table-cell office:value-type="string" calcext:value-type="string">
            <text:p><text:span text:style-name="T1">Austria|Belgium|China|Czechia|Denmark|Estonia|Finland|France|Germany|Greece|Hungary|Iceland|Iran|Iraq|Korea, South|</text:span>Latvia|Liechtenstein|Lithuania|Luxembourg|Malta|Netherlands|Norway|Poland|Portugal|Slovakia|Slovenia|Spain|Sweden|Switzerland|United Kingdom|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tswana</text:p>
          </table:table-cell>
          <table:table-cell table:style-name="Default" office:value-type="string" calcext:value-type="string">
            <text:p>3/20/20</text:p>
          </table:table-cell>
          <table:table-cell/>
          <table:table-cell office:value-type="string" calcext:value-type="string">
            <text:p>Austria,Belgium,China,Denmark,France,Germany,India,Iran,Italy,Japan,South Korea,Netherlands,Norway,Spain,Sweden,Switzerland,US,United King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 table:style-name="Default" office:value-type="string" calcext:value-type="string">
            <text:p>3/3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bon</text:p>
          </table:table-cell>
          <table:table-cell table:style-name="Default" office:value-type="string" calcext:value-type="string">
            <text:p>3/16/20</text:p>
          </table:table-cell>
          <table:table-cell/>
          <table:table-cell office:value-type="string" calcext:value-type="string">
            <text:p><text:span text:style-name="T1">Austria|Belgium|Bulgaria|China|Croatia|Cyprus|Czechia|Denmark|Estonia|Finland|France|Germany|Greece|Hungary|Italy|Ireland|Japan|Korea, South|</text:span>Latvia|Liechtenstein|Lithuania|Luxembourg|Malta|Netherlands|Norway|Poland|Portugal|Romania|Spain|Slovakia|Slovenia|Sweden|Switzerland|US|United King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table:style-name="Default" office:value-type="string" calcext:value-type="string">
            <text:p>3/16/20</text:p>
          </table:table-cell>
          <table:table-cell/>
          <table:table-cell office:value-type="string" calcext:value-type="string">
            <text:p>E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table:style-name="Default" office:value-type="string" calcext:value-type="string">
            <text:p>3/23/20</text:p>
          </table:table-cell>
          <table:table-cell table:number-columns-repeated="2"/>
          <table:table-cell office:value-type="string" calcext:value-type="string">
            <text:p>They did an incremental ban but I cannot be bothered sorting through all of that mess and just said they did a total ban…</text:p>
          </table:table-cell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table:style-name="Default" office:value-type="string" calcext:value-type="string">
            <text:p>3/2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table:style-name="Default" office:value-type="string" calcext:value-type="string">
            <text:p>3/16/20</text:p>
          </table:table-cell>
          <table:table-cell/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ea, South</text:p>
          </table:table-cell>
          <table:table-cell table:style-name="Default" office:value-type="string" calcext:value-type="string">
            <text:p>4/13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table:style-name="Default" office:value-type="string" calcext:value-type="string">
            <text:p>3/15/20</text:p>
          </table:table-cell>
          <table:table-cell office:value-type="string" calcext:value-type="string">
            <text:p>EU|Switzerland|United Kingd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2/2/20</text:p>
          </table:table-cell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3/2/20</text:p>
          </table:table-cell>
          <table:table-cell/>
          <table:table-cell office:value-type="string" calcext:value-type="string">
            <text:p>China|Ir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3/13/20</text:p>
          </table:table-cell>
          <table:table-cell/>
          <table:table-cell office:value-type="string" calcext:value-type="string">
            <text:p>China|Iran|E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3/14/20</text:p>
          </table:table-cell>
          <table:table-cell/>
          <table:table-cell office:value-type="string" calcext:value-type="string">
            <text:p>China|Iran|EU|Ireland|United Kingdom</text:p>
          </table:table-cell>
          <table:table-cell/>
        </table:table-row>
        <table:table-row table:style-name="ro1" table:number-rows-repeated="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9:18:58.306266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4:50:11.943205534</meta:creation-date>
    <dc:date>2020-05-24T19:19:21.259883444</dc:date>
    <meta:editing-duration>PT42M33S</meta:editing-duration>
    <meta:editing-cycles>12</meta:editing-cycles>
    <meta:generator>LibreOffice/6.0.7.3$Linux_X86_64 LibreOffice_project/00m0$Build-3</meta:generator>
    <meta:document-statistic meta:table-count="1" meta:cell-count="263" meta:object-count="0"/>
  </office:meta>
</office:document-meta>
</file>